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Text_20_body" style:list-style-name="L4">
      <style:paragraph-properties fo:margin-top="0in" fo:margin-bottom="0in"/>
    </style:style>
    <style:style style:name="P42" style:family="paragraph" style:parent-style-name="Text_20_body" style:list-style-name="L5">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5:11: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p text:style-name="First_20_paragraph">. Create a new projec, and replace the content of the <text:span text:style-name="T1">main</text:span> method with the following code</text:p>
      <text:p text:style-name="P1">int i = 0;</text:p>
      <text:p text:style-name="P2">while(i&lt;100)</text:p>
      <text:p text:style-name="P3">{</text:p>
      <text:p text:style-name="P4"><text:s text:c="4"/>Console.WriteLine(i);</text:p>
      <text:p text:style-name="P5"><text:s text:c="4"/>i++;</text:p>
      <text:p text:style-name="P6">}</text:p>
      <text:p text:style-name="First_20_paragraph">. Execute the code. You should see the numbers 0 to 99 in the console.</text:p>
      <text:p text:style-name="Text_20_body">. Without changing the numbers, modify the code such that it prints 0 to 100 in the console. Note the diffrence between <text:span text:style-name="OperatorTok">&lt;</text:span> and <text:span text:style-name="OperatorTok">&lt;=</text:span> operators.</text:p>
      <text:p text:style-name="Text_20_body">. Modyfy the code such that it prints the numbers from 100 to 300. Note that the counter can start from any number you wish.</text:p>
      <text:p text:style-name="Text_20_body">. Modify the code such that it prints all integers between 0 and 100 that are divisible by 3.</text:p>
      <text:p text:style-name="Text_20_body">. To implement the above problem, you may code one of the following:</text:p>
      <text:p text:style-name="P7">int i = 0;</text:p>
      <text:p text:style-name="P8">while(i&lt;100)</text:p>
      <text:p text:style-name="P9">{</text:p>
      <text:p text:style-name="P10"><text:s text:c="4"/>if(i%3 ==0)</text:p>
      <text:p text:style-name="P11"><text:s text:c="8"/>Console.WriteLine(i);</text:p>
      <text:p text:style-name="P12"><text:s text:c="4"/>i++;</text:p>
      <text:p text:style-name="P13">}</text:p>
      <text:p text:style-name="First_20_paragraph">or</text:p>
      <text:p text:style-name="P14">int i = 0;</text:p>
      <text:p text:style-name="P15">while(i&lt;100)</text:p>
      <text:p text:style-name="P16">{</text:p>
      <text:p text:style-name="P17"><text:s text:c="4"/>Console.WriteLine(i);</text:p>
      <text:p text:style-name="P18"><text:s text:c="4"/>i+=3;</text:p>
      <text:p text:style-name="P19">}</text:p>
      <text:list text:style-name="L1">
        <text:list-item>
          <text:p text:style-name="P20">Which one of the above codes is more efficient? Why?</text:p>
        </text:list-item>
        <text:list-item>
          <text:p text:style-name="P20">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p text:style-name="First_20_paragraph">##. Create a new project and replace the content of the <text:span text:style-name="T1">main</text:span> method with the following code:</text:p>
      <text:p text:style-name="P21">int n;</text:p>
      <text:p text:style-name="P22">Console.Write("Enter a natrual number greater than 2:");</text:p>
      <text:p text:style-name="P23">n = int.Parse(Console.ReadLine());</text:p>
      <text:p text:style-name="P24">int i = 2;</text:p>
      <text:p text:style-name="P25">while(n % i != 0 &amp;&amp; i &lt; n )</text:p>
      <text:p text:style-name="P26">{</text:p>
      <text:p text:style-name="P27"><text:s text:c="4"/>i++;</text:p>
      <text:p text:style-name="P28">}</text:p>
      <text:p text:style-name="P29">if (i == n)</text:p>
      <text:p text:style-name="P30"><text:s text:c="4"/>Console.WriteLine($"{n} is a ... number");</text:p>
      <text:p text:style-name="P31">else</text:p>
      <text:p text:style-name="P32"><text:s text:c="4"/>Console.WriteLine($"{n} is not a ... number");</text:p>
      <text:p text:style-name="First_20_paragraph">##. What does the code do? Explain the boolean expession of the looop ##. Replace <text:span text:style-name="OperatorTok">...</text:span> with a meaningful word.</text:p>
      <text:h text:style-name="Heading_20_2" text:outline-level="2"><text:bookmark-start text:name="problem-3"/>Problem 3<text:bookmark-end text:name="problem-3"/></text:h>
      <text:list text:style-name="L2">
        <text:list-item>
          <text:p text:style-name="P33">Create a new project and replace the content of the <text:span text:style-name="T1">main</text:span> method with the following code:</text:p>
        </text:list-item>
      </text:list>
      <text:p text:style-name="P34">int n = 100;</text:p>
      <text:p text:style-name="P35">while (n &gt; 0 )</text:p>
      <text:p text:style-name="P36">{</text:p>
      <text:p text:style-name="P37"><text:s text:c="4"/>Console.WriteLine(n);</text:p>
      <text:p text:style-name="P38"><text:s text:c="4"/>n--;</text:p>
      <text:p text:style-name="P39">}</text:p>
      <text:list text:style-name="L3">
        <text:list-item>
          <text:p text:style-name="P40">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4">
        <text:list-item>
          <text:p text:style-name="P41">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1">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5">
        <text:list-item>
          <text:p text:style-name="P42">Display numbers 0 to 50.</text:p>
        </text:list-item>
        <text:list-item>
          <text:p text:style-name="P42">Display numbers 30 to -20.</text:p>
        </text:list-item>
        <text:list-item>
          <text:p text:style-name="P42">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2">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3">int number = 0;</text:p>
      <text:p text:style-name="P44">while (number &lt;=5) {</text:p>
      <text:p text:style-name="P45">Console.WriteLine("Hi!");</text:p>
      <text:p text:style-name="P46">Console.WriteLine(number);</text:p>
      <text:p text:style-name="P47">}</text:p>
      <text:p text:style-name="P48">int number1 = 0, number = 0;</text:p>
      <text:p text:style-name="P49">while (number &lt;=5) {</text:p>
      <text:p text:style-name="P50">Console.WriteLine("Hi!");</text:p>
      <text:p text:style-name="P51">Console.WriteLine(number);</text:p>
      <text:p text:style-name="P52">number1++;</text:p>
      <text:p text:style-name="P53">}</text:p>
      <text:p text:style-name="P54">int number = 0;</text:p>
      <text:p text:style-name="P55">while (number &lt;=5);</text:p>
      <text:p text:style-name="P56">{</text:p>
      <text:p text:style-name="P57">Console.WriteLine("Hi!");</text:p>
      <text:p text:style-name="P58">Console.WriteLine(number);</text:p>
      <text:p text:style-name="P59">number++;</text:p>
      <text:p text:style-name="P60">}</text:p>
      <text:p text:style-name="P61">int number = 0;</text:p>
      <text:p text:style-name="P62">while (number &lt;=5)</text:p>
      <text:p text:style-name="P63">Console.WriteLine("Hi!");</text:p>
      <text:p text:style-name="P64">Console.WriteLine(number);</text:p>
      <text:p text:style-name="P65">number++;</text:p>
      <text:p text:style-name="P66">int number = 0;</text:p>
      <text:p text:style-name="P67">while (number &lt;= 5)</text:p>
      <text:p text:style-name="P68">{</text:p>
      <text:p text:style-name="P69">Console.WriteLine("Hi!");</text:p>
      <text:p text:style-name="P70">Console.WriteLine(number);</text:p>
      <text:p text:style-name="P71">}</text:p>
      <text:p text:style-name="P7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